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>
      <style:paragraph-properties fo:padding="0cm" fo:border="none"/>
      <style:text-properties fo:font-size="36pt" style:font-size-asian="36pt" style:font-size-complex="36pt" loext:padding="0cm" loext:border="none"/>
    </style:style>
    <style:style style:name="P3" style:family="paragraph" style:parent-style-name="Text_20_body" style:list-style-name="L1">
      <style:paragraph-properties fo:padding="0cm" fo:border="none"/>
      <style:text-properties fo:font-size="36pt" style:font-size-asian="36pt" style:font-size-complex="36pt" loext:padding="0cm" loext:border="none"/>
    </style:style>
    <style:style style:name="P4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5" style:family="paragraph" style:parent-style-name="Text_20_body" style:list-style-name="L1">
      <style:paragraph-properties fo:margin-top="0cm" fo:margin-bottom="0cm" loext:contextual-spacing="false" fo:padding="0cm" fo:border="none"/>
      <style:text-properties fo:font-size="36pt" style:font-size-asian="36pt" style:font-size-complex="36pt" loext:padding="0cm" loext:border="none"/>
    </style:style>
    <style:style style:name="P6" style:family="paragraph" style:parent-style-name="Standard">
      <style:text-properties fo:font-size="36pt" style:font-size-asian="36pt" style:font-size-complex="36pt"/>
    </style:style>
    <style:style style:name="P7" style:family="paragraph" style:parent-style-name="Standard">
      <style:text-properties fo:font-size="36pt" style:font-size-asian="36pt" style:font-size-complex="36pt" loext:padding="0cm" loext:border="none"/>
    </style:style>
    <style:style style:name="P8" style:family="paragraph" style:parent-style-name="Standard">
      <style:paragraph-properties fo:margin-top="0cm" fo:margin-bottom="0.499cm" loext:contextual-spacing="false"/>
      <style:text-properties fo:font-size="36pt" style:font-size-asian="36pt" style:font-size-complex="36pt" loext:padding="0cm" loext:border="none"/>
    </style:style>
    <style:style style:name="P9" style:family="paragraph" style:parent-style-name="Preformatted_20_Text">
      <style:paragraph-properties fo:margin-top="0cm" fo:margin-bottom="0.499cm" loext:contextual-spacing="false" fo:padding-left="0.049cm" fo:padding-right="0cm" fo:padding-top="0cm" fo:padding-bottom="0cm" fo:border-left="1.5pt solid #000000" fo:border-right="none" fo:border-top="none" fo:border-bottom="none"/>
    </style:style>
    <style:style style:name="P10" style:family="paragraph" style:parent-style-name="Preformatted_20_Text">
      <style:paragraph-properties fo:padding-left="0.049cm" fo:padding-right="0cm" fo:padding-top="0cm" fo:padding-bottom="0cm" fo:border-left="1.5pt solid #000000" fo:border-right="none" fo:border-top="none" fo:border-bottom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size="15pt" style:font-size-asian="15pt" style:font-size-complex="15pt" loext:padding="0cm" loext:border="none"/>
    </style:style>
    <style:style style:name="T4" style:family="text">
      <style:text-properties fo:font-size="15pt" style:font-size-asian="15pt" style:font-size-complex="15pt" loext:padding="0.049cm" loext:border="0.06pt solid #000000"/>
    </style:style>
    <style:style style:name="T5" style:family="text">
      <style:text-properties fo:font-size="24pt" style:font-size-asian="24pt" style:font-size-complex="24pt" loext:padding="0cm" loext:border="none"/>
    </style:style>
    <style:style style:name="T6" style:family="text">
      <style:text-properties fo:font-size="24pt" style:font-size-asian="24pt" style:font-size-complex="24pt" loext:padding="0.049cm" loext:border="0.06pt solid #000000"/>
    </style:style>
    <style:style style:name="T7" style:family="text">
      <style:text-properties fo:font-size="36pt" style:font-size-asian="36pt" style:font-size-complex="36pt" loext:padding="0cm" loext:border="none"/>
    </style:style>
    <style:style style:name="T8" style:family="text">
      <style:text-properties fo:font-size="36pt" style:font-size-asian="36pt" style:font-size-complex="36pt" loext:padding="0.049cm" loext:border="0.06pt solid #00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asic-calculator/" text:style-name="Internet_20_link" text:visited-style-name="Visited_20_Internet_20_Link"><text:span text:style-name="T7">224. Basic Calculator</text:span></text:a></text:p>
      <text:p text:style-name="P7">Hard</text:p>
      <text:p text:style-name="P7">Topics</text:p>
      <text:p text:style-name="P8">Companies</text:p>
      <text:p text:style-name="P1"><text:span text:style-name="T7">Given a string </text:span><text:span text:style-name="Source_20_Text"><text:span text:style-name="T8">s</text:span></text:span><text:span text:style-name="T7"> representing a valid expression, implement a basic calculator to evaluate it, and return </text:span><text:span text:style-name="Emphasis"><text:span text:style-name="T7">the result of the evaluation</text:span></text:span><text:span text:style-name="T7">.</text:span></text:p>
      <text:p text:style-name="P1"><text:span text:style-name="Strong_20_Emphasis"><text:span text:style-name="T7">Note:</text:span></text:span><text:span text:style-name="T7"> You are </text:span><text:span text:style-name="Strong_20_Emphasis"><text:span text:style-name="T7">not</text:span></text:span><text:span text:style-name="T7"> allowed to use any built-in function which evaluates strings as mathematical expressions, such as </text:span><text:span text:style-name="Source_20_Text"><text:span text:style-name="T8">eval()</text:span></text:span><text:span text:style-name="T7">.</text:span></text:p>
      <text:p text:style-name="P2"> </text:p>
      <text:p text:style-name="P1"><text:soft-page-break/><text:span text:style-name="Strong_20_Emphasis"><text:span text:style-name="T7">Example 1:</text:span></text:span></text:p>
      <text:p text:style-name="P10"><text:span text:style-name="Strong_20_Emphasis"><text:span text:style-name="T7">Input:</text:span></text:span><text:span text:style-name="T7"> s = "1 + 1"</text:span></text:p>
      <text:p text:style-name="P9"><text:span text:style-name="Strong_20_Emphasis"><text:span text:style-name="T7">Output:</text:span></text:span><text:span text:style-name="T7"> 2</text:span></text:p>
      <text:p text:style-name="P1"><text:span text:style-name="Strong_20_Emphasis"><text:span text:style-name="T7">Example 2:</text:span></text:span></text:p>
      <text:p text:style-name="P10"><text:span text:style-name="Strong_20_Emphasis"><text:span text:style-name="T7">Input:</text:span></text:span><text:span text:style-name="T7"> s = " 2-1 + 2 "</text:span></text:p>
      <text:p text:style-name="P9"><text:span text:style-name="Strong_20_Emphasis"><text:span text:style-name="T7">Output:</text:span></text:span><text:span text:style-name="T7"> 3</text:span></text:p>
      <text:p text:style-name="P1"><text:span text:style-name="Strong_20_Emphasis"><text:span text:style-name="T7">Example 3:</text:span></text:span></text:p>
      <text:p text:style-name="P10"><text:span text:style-name="Strong_20_Emphasis"><text:span text:style-name="T7">Input:</text:span></text:span><text:span text:style-name="T7"> s = "(1+(4+5+2)-3)+(6+8)"</text:span></text:p>
      <text:p text:style-name="P9"><text:span text:style-name="Strong_20_Emphasis"><text:span text:style-name="T7">Output:</text:span></text:span><text:span text:style-name="T7"> 23</text:span></text:p>
      <text:p text:style-name="P2"> </text:p>
      <text:p text:style-name="P1"><text:span text:style-name="Strong_20_Emphasis"><text:span text:style-name="T7">Constraints:</text:span></text:span></text:p>
      <text:list xml:id="list1677238540" text:style-name="L1">
        <text:list-item>
          <text:p text:style-name="P4"><text:soft-page-break/><text:span text:style-name="Source_20_Text"><text:span text:style-name="T8">1 &lt;= s.length &lt;= 3 * 10</text:span></text:span><text:span text:style-name="Source_20_Text"><text:span text:style-name="T7">5</text:span></text:span></text:p>
        </text:list-item>
        <text:list-item>
          <text:p text:style-name="P4"><text:span text:style-name="Source_20_Text"><text:span text:style-name="T8">s</text:span></text:span><text:span text:style-name="T7"> consists of digits, </text:span><text:span text:style-name="Source_20_Text"><text:span text:style-name="T8">'+'</text:span></text:span><text:span text:style-name="T7">, </text:span><text:span text:style-name="Source_20_Text"><text:span text:style-name="T8">'-'</text:span></text:span><text:span text:style-name="T7">, </text:span><text:span text:style-name="Source_20_Text"><text:span text:style-name="T8">'('</text:span></text:span><text:span text:style-name="T7">, </text:span><text:span text:style-name="Source_20_Text"><text:span text:style-name="T8">')'</text:span></text:span><text:span text:style-name="T7">, and </text:span><text:span text:style-name="Source_20_Text"><text:span text:style-name="T8">' '</text:span></text:span><text:span text:style-name="T7">.</text:span></text:p>
        </text:list-item>
        <text:list-item>
          <text:p text:style-name="P4"><text:span text:style-name="Source_20_Text"><text:span text:style-name="T8">s</text:span></text:span><text:span text:style-name="T7"> represents a valid expression.</text:span></text:p>
        </text:list-item>
        <text:list-item>
          <text:p text:style-name="P4"><text:span text:style-name="Source_20_Text"><text:span text:style-name="T8">'+'</text:span></text:span><text:span text:style-name="T7"> is </text:span><text:span text:style-name="Strong_20_Emphasis"><text:span text:style-name="T7">not</text:span></text:span><text:span text:style-name="T7"> used as a unary operation (i.e., </text:span><text:span text:style-name="Source_20_Text"><text:span text:style-name="T8">"+1"</text:span></text:span><text:span text:style-name="T7"> and </text:span><text:span text:style-name="Source_20_Text"><text:span text:style-name="T8">"+(2 + 3)"</text:span></text:span><text:span text:style-name="T7"> is invalid).</text:span></text:p>
        </text:list-item>
        <text:list-item>
          <text:p text:style-name="P4"><text:span text:style-name="Source_20_Text"><text:span text:style-name="T8">'-'</text:span></text:span><text:span text:style-name="T7"> could be used as a unary operation (i.e., </text:span><text:span text:style-name="Source_20_Text"><text:span text:style-name="T8">"-1"</text:span></text:span><text:span text:style-name="T7"> and </text:span><text:span text:style-name="Source_20_Text"><text:span text:style-name="T8">"-(2 + 3)"</text:span></text:span><text:span text:style-name="T7"> is valid).</text:span></text:p>
        </text:list-item>
        <text:list-item>
          <text:p text:style-name="P5"><text:soft-page-break/>There will be no two consecutive operators in the input.</text:p>
        </text:list-item>
        <text:list-item>
          <text:p text:style-name="P3">Every number and running calculation will fit in a signed 32-bit integer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3T04:21:32.025000000</meta:creation-date>
    <dc:date>2024-10-03T04:25:31.973000000</dc:date>
    <meta:editing-duration>PT4M</meta:editing-duration>
    <meta:editing-cycles>1</meta:editing-cycles>
    <meta:document-statistic meta:table-count="0" meta:image-count="0" meta:object-count="0" meta:page-count="4" meta:paragraph-count="25" meta:word-count="162" meta:character-count="836" meta:non-whitespace-character-count="702"/>
    <meta:generator>LibreOffice/6.1.6.3$Windows_X86_64 LibreOffice_project/5896ab1714085361c45cf540f76f60673dd96a72</meta:generator>
  </office:meta>
</office:document-meta>
</file>